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language="es" fo:country="ES"/>
    </style:style>
    <style:style style:name="P5" style:family="paragraph" style:parent-style-name="Standard">
      <style:paragraph-properties fo:text-align="justify" style:justify-single-word="false"/>
      <style:text-properties fo:language="es" fo:country="ES"/>
    </style:style>
    <style:style style:name="P6" style:family="paragraph" style:parent-style-name="Standard">
      <style:paragraph-properties fo:text-align="center" style:justify-single-word="false"/>
      <style:text-properties fo:language="es" fo:country="ES" fo:font-weight="bold" style:font-weight-asian="bold" style:font-weight-complex="bold"/>
    </style:style>
    <style:style style:name="P7" style:family="paragraph" style:parent-style-name="Standard">
      <style:paragraph-properties fo:text-align="justify" style:justify-single-word="false"/>
      <style:text-properties fo:language="es" fo:country="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Footnote">
      <style:paragraph-properties fo:text-align="justify" style:justify-single-word="false"/>
    </style:style>
    <style:style style:name="P10" style:family="paragraph" style:parent-style-name="Footnote">
      <style:paragraph-properties fo:margin-left="0cm" fo:margin-right="0cm" fo:text-indent="0cm" style:auto-text-indent="false"/>
    </style:style>
    <style:style style:name="P11" style:family="paragraph" style:parent-style-name="Footnote">
      <style:paragraph-properties fo:margin-left="0cm" fo:margin-right="0cm" fo:text-align="justify" style:justify-single-word="false" fo:text-indent="0cm" style:auto-text-indent="false"/>
    </style:style>
    <style:style style:name="T1" style:family="text">
      <style:text-properties fo:language="es" fo:country="ES"/>
    </style:style>
    <style:style style:name="T2" style:family="text">
      <style:text-properties fo:language="es" fo:country="ES" style:text-underline-style="none"/>
    </style:style>
    <style:style style:name="T3" style:family="text">
      <style:text-properties fo:language="es" fo:country="ES" fo:font-style="italic" style:font-style-asian="italic" style:font-style-complex="italic"/>
    </style:style>
    <style:style style:name="T4" style:family="text">
      <style:text-properties fo:language="es" fo:country="ES" fo:font-weight="bold" style:font-weight-asian="bold" style:font-weight-complex="bold"/>
    </style:style>
    <style:style style:name="T5" style:family="text">
      <style:text-properties fo:language="es" fo:country="ES" fo:font-style="normal" fo:font-weight="bold" style:font-style-asian="normal" style:font-weight-asian="bold" style:font-style-complex="normal" style:font-weight-complex="bold"/>
    </style:style>
    <style:style style:name="T6" style:family="text">
      <style:text-properties fo:language="es" fo:country="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paso de José Luis Bermúdez: Pensando sin palabras</text:p>
      <text:p text:style-name="P3">Pessi Lyyra</text:p>
      <text:p text:style-name="P3">traducción al español</text:p>
      <text:p text:style-name="P3">false wuming</text:p>
      <text:p text:style-name="Standard"/>
      <text:p text:style-name="P2">Resumes: las ciencias cognitivas así como la psicológico del desarrollo, la etología cognitiva y la arqueología cognitiva <text:span text:style-name="T1">producen continuamente pruebas de pensamiento de alto nivel en las criaturas no lingüísticas. José Luis Bermúdez aplica estas pruebas en la formulación de la una teoría filosófica del pensamiento para las criaturas no lingüísticas, los principales elementos los resumo aquí. Aunque estoy de acuerdo con la mayoría de los aspectos positivos de su teoría del pensamiento no lingüístico, argumento que los aspectos negativos de su teoría, según la cual se les niega a las criaturas no lingüísticas capacidades meta-cognitivas, falla en no tomar en cuenta las pruebas de afasia</text:span><text:span text:style-name="T1"><text:note text:id="ftn1" text:note-class="footnote"><text:note-citation>1</text:note-citation><text:note-body><text:p text:style-name="P9">La afasia es la pérdida de capacidad de producir o comprender el lenguaje, debido a lesiones en áreas cerebrales especializadas en estas tareas. N del T.</text:p></text:note-body></text:note></text:span><text:span text:style-name="T1">. Concluyo, ofreciendo una manera de concebir el pensamiento no lingüísticos meta-representacional.</text:span></text:p>
      <text:p text:style-name="P5"/>
      <text:p text:style-name="P6">1. La herencia de la paradoja</text:p>
      <text:p text:style-name="P5"/>
      <text:p text:style-name="P2"><text:span text:style-name="T1"><text:tab/>En esta su segunda y larga monografía, </text:span><text:span text:style-name="T4">Pensando sin Palabras</text:span><text:span text:style-name="T1"> (o Pensando para abreviar), José Luis Bermúdez formula una sistemática teoría filosófica del pensamiento no lingüístico presente en animales, hominidos pre-humanos y niños. Revisare la teoría en el siguiente orden. In el resto de esta sección, voy a exponer los antecedentes desde donde Bermúdez construye su teoría. La sección 2 contiene una sistemática descripción de la teoría positiva del pensamiento no lingüístico como Bermúdez la presenta.</text:span></text:p>
      <text:p text:style-name="P5"/>
      <text:p text:style-name="P2"><text:tab/>Se muestra de manera convincente que las criaturas no lingüísticas como no humanos los simios y los homínidos no lingüísticos participar en tareas que requieren un alto nivel de pensamiento en la forma de planificación y pensamiento condicional instrumental. Luego, en la sección 3, me muevo a los aspectos negativos de la teoría, a los límites del pensamiento no lingüístico. En la sección 4, voy a intentar demostrar que Bermúdez no tiene éxito en la elaboración de los límites del pensamiento meta-cognitivo porque deja de lado la evidencia de la afasia. A continuación, presentaré una manera de hacer inteligible el pensamiento no lingüístico meta-representacional pensamiento que está en línea con la evidencia de la afasia. Este tema conduce a la cuestión del pensamiento <text:span text:style-name="T8">conceptual</text:span> no lingüistico. Estoy de acuerdo con Peter Carruthers's (2000b) que a pesar de ser un libro anterior al de Bermúdez, La paradoja de la auto-conciencia (Paradox, para abreviar), "es un libro excelente" aunque también fue una “oportunidad perdida”, ya que este adhiere a la convicción de que todos los conceptos deben ser lingüísticos<text:span text:style-name="T1"><text:note text:id="ftn2" text:note-class="footnote"><text:note-citation>2</text:note-citation><text:note-body><text:p text:style-name="P9">Carruthers no es la única persona que se ha negado a aceptar la propuesta de Bermúdez de la relación de los conceptos y el lenguaje. En el prefacio de Pensando sin Palabras (p. vi), Bermúdez menciona que "[la] idea básica de los capítulos 8 y 9, son que el ascenso intencional requiere la capacidad de ascenso semántico, en algún momento en París a donde llegue para varias reuniones sobre la Acción, la Percepción, Intencionalidad, El seminario de Conciencia (APIC), en respuesta a las refutaciones de los participantes en el seminario que dudaban en creer los argumentos de <text:span text:style-name="T8">La paradoja de la Auto-conciencia</text:span> sobre la dependencia del pensamiento conceptual al lenguaje".</text:p></text:note-body></text:note></text:span>. Mientas que la estrategia de Bermúdez es dejar de lado el tema mediante la formulación de sus tesis principales de tal de manera que no se compromete a ninguna explicación respecto a la relación entre los conceptos y el lenguaje. En la sección 5, voy a mostrar que el intento de Bermúdez de dejar de lado la cuestión de si los conceptos deben ser lingüísticos no es tan efectivo como él quisiera.</text:p>
      <text:p text:style-name="P4"/>
      <text:p text:style-name="P2"><text:bookmark text:name="result_box"/><text:span text:style-name="T1"><text:tab/>En </text:span><text:span text:style-name="T5">La Paradaja de la Auto-conciencia</text:span><text:span text:style-name="T1"> Bermúdez demostró que sí existe el pensamiento auto-</text:span><text:soft-page-break/><text:span text:style-name="T1">consciente este existe desde el momento del nacimiento de un humano como mapas espaciales egocéntricos. Basándose en los datos experimentales de la psicología del desarrollo y la etología cognitiva, Bermúdez destacó la independencia de las formas mas primitivas de autoconciencia del lenguaje. </text:span><text:span text:style-name="T4">Pensando sin Palabras</text:span><text:span text:style-name="T6"> continua</text:span><text:span text:style-name="T1"> el tema de "las capacidades rudimentarias que subyacen a las capacidades completas". Esta vez Bermúdez coloca una teoría del pensamiento no lingüístico que subyacente al pensamiento lingüístico, confiando en gran parte en teorías de la psicología </text:span><text:span text:style-name="T2">del desarrollo,</text:span><text:span text:style-name="T1">, la etología cognitiva y la arqueología cognitiva.</text:span></text:p>
      <text:p text:style-name="P5"/>
      <text:p text:style-name="P2"><text:bookmark text:name="result_box1"/><text:span text:style-name="T1"><text:tab/>La idea de un pensamiento no lingüístico prevalece en las ciencias cognitivas y en neurociencia, pero no en filosofía. Este libro está escrito para los filósofos. Representa el naturalismo filosófico, la línea de pensamiento que Bermúdez ha defendido anteriormente con más detalle (1995a, 1995b, 1998, 2000). Bermúdez ha argumentado, principalmente sobre la base de la inseparabilidad de la sintaxis y la semántica, que la investigación conceptual y empírica no han podido separar. El análisis conceptual en la forma de argumentos trascendentales (argumentos relativos a las condiciones de posibilidad) y experimentos del pensamiento es a menudo criticada por el simple hecho que reflejan nuestras propias intuiciones y sus implicaciones en lugar de las cosas a que estos conceptos apuntan. Para Bermúdez, una sólida cooperación de análisis conceptual y las ciencias empíricas pueden compensar este déficit. En lugar de intentar delimitar la explicación filosófica de la explicación psicológica, así como el espíritu general de volver al siglo 19 y 20, Bermúdez considera que el análisis filosófico, los experimento del pensamiento y los argumentos trascendentales deben comprometerse con los datos empíricos. La filosofía naturalista empírica sigue la máxima de que el análisis conceptual debe ser empíricamente restringido y filosóficamente riguroso. Yo soy muy favorable a esa linea de pensamiento, y estoy de acuerdo con Bermúdez en que la psicología y la filosofía no debe ser colocados en distintos niveles explicativos. Este tipo de enfoque es más defendió en </text:span><text:span text:style-name="T4">Pensando sin Palabras</text:span><text:span text:style-name="T1">.</text:span></text:p>
      <text:p text:style-name="P5"/>
      <text:p text:style-name="P6">2 Pensando sin palabras</text:p>
      <text:p text:style-name="P5"/>
      <text:p text:style-name="P2"><text:span text:style-name="T1"><text:tab/>Bermúdez comienza mostrando que </text:span><text:span text:style-name="T3">El Canon de Morgan's</text:span><text:span text:style-name="T1"><text:note text:id="ftn3" text:note-class="footnote"><text:note-citation>3</text:note-citation><text:note-body><text:p text:style-name="P11"><text:s/>“...En otras palabras, debemos tratar de evitar la tendencia de antropomorfizar a los animales, debemos sólo considerar el comportamiento como, por ejemplo, racional, intencional o cariñoso, si no hay otra explicación en terminos del comportamiento formas de vida mas primitivas a las que no podemos atribuir esas facultades...” <text:a xlink:type="simple" xlink:href="http://en.wikipedia.org/wiki/Morgan%27s_Canon">http://en.wikipedia.org/wiki/Morgan%27s_Canon</text:a>. N del T.</text:p></text:note-body></text:note></text:span><text:span text:style-name="T1">, el método minimalista imperante principio de la psicología comparada desde fines del siglo XIX de acuerdo con el que debemos interpretar el comportamiento de criaturas no lingüísticas con el mecanismo de mas bajo nivel posible se ha visto ensombrecido por el reciente giro cognitivo. Por el gran volumen de evidencia que las investigaciones de las ciencias cognitivas sobre las criaturas no lingüísticas a proporcionado, “no hay regreso al Canon de Morgan” (p. 7) . A continuación procederé a exponer las cuatro desideratas que una teoría filosófica del pensamiento tiene que cumplir. La misma desiderata preocupa a una teoría del pensamiento no lingüístico para que se de como buena. Primero, la teoría debe especificar que tipo de pensamientos son entidades. Este es el problema metafísico del pensamiento. Segundo, se debe abordar el problema semántico de como los pensamientos pueden tener contenidos significativos. La tercera tarea es responder a la pregunta epistemológica de como nosotros podemos individualizar los contenidos. Cuarto, y ultimo, se debe tener un explicación para la dimensión explicativa del pensamiento, como funcionan los pensamientos en el proceso de toma de decisiones.</text:span></text:p>
      <text:p text:style-name="P5"/>
      <text:p text:style-name="P2"><text:bookmark text:name="result_box2"/><text:span text:style-name="T1"><text:tab/>Existen algunas teorías filosóficas de</text:span>l pensamiento no lingüísticos en animales y niños, Bermúdez tratara con los primeros. A esta la llama teoría minimalista o deflacionista<text:note text:id="ftn4" text:note-class="footnote"><text:note-citation>4</text:note-citation><text:note-body><text:p text:style-name="P10"><text:s/>Como ejemplo de este tipo de posición minimalista Bermudez menciona la Teoría ecologica de la Percepción Gibsoniana (1979) y As examples of this kind of minimalist position Bermúdez mentions the Gibsonian ecological theory of </text:p><text:p text:style-name="Footnote">perception (1979) y la explicación indexicality causal de John Campbell (1994). </text:p></text:note-body></text:note>. Ellas enlazan el pensamiento <text:soft-page-break/>no lingüístico con la información perceptiva como opuesta a la información conceptual. Este tipo de pensamiento sólo ofrece una limitada flexibilidad en relación al medio ambiente y no ofrece ningún medio de acción a largo plazo, planificación o acción. Estos son los inconvenientes de una teoría del pensamiento no lingüística porque algunas criaturas no lingüísticas muestran claramente la planificación y acción inteligente. El ejemplo mas llamativo es el uso de herramientas, que está presente en los simios no humanos y especies humanas no lingüisticas y que no se puede explicar por la conjunción de meros estados motivacionales y estados perceptuales. Bermúdez apunta más allá de los intentos anteriores, y empuja el limite del pensamiento no lingüístico para cubrir este tipo de pensamiento instrumental.</text:p>
      <text:p text:style-name="P2"/>
      <text:p text:style-name="P5"><text:bookmark text:name="result_box3"/><text:tab/>Bermúdez procede a esbozar una teoría del pensamiento instrumental no lingüístico <text:s/>que cumple con los cuatro desideratas anteriores. Con la aplicación de la semántica de éxito, Bermúdez satisface la desiderata metafísica y semántica del pensamiento no lingüística. De acuerdo a la idea pragmática de la semántica de éxito, el significado de un pensamiento es determinado por como consigue traducir la motivación en la acción deseada. Como Bermúdez correctamente señala, sin embargo, el contenido determinado de cada pensamiento se mantendrá en un misterio, ya que siempre hay un número indefinido de posibles formas de caracterizar el contenido. Simplemente demuestra que hay pensamientos y que sólo puede proporcionar un punto de inicio para la individualización de los pensamientos. Con el fin de cumplir con la desiderata epistemológica de una teoría del pensamiento no lingüístico, se requiere un suplemento (teórico) sobre como es posible la individualización de los pensamientos.</text:p>
      <text:p text:style-name="Standard"/>
      <text:p text:style-name="P5"><text:bookmark text:name="result_box4"/><text:tab/>Las formas de pensamiento de alto nivel como la planificación y el pensamiento condicional requieren una capacidad de discernimiento coherente de objetos completos, de "paquetes de caracteristicas" para ser usados en la planificación de la acción inteligente. El concepto de <text:span text:style-name="T8">reificación</text:span> que Bermúdez adopta de Quine, compensa el carácter incompleto de la semántica éxito en la explicación de cómo podemos individuar pensamientos. Quine introdujo la reificación como una forma de ver un objeto como un cuerpo en vez de como una mera suma de sus características. Esta capacidad se realiza, según Quine, por las capacidades lingüísticas de referencia pronominal y de cuantificación. Bermúdez, por el contrario, piensa que una especie de reificación esta también disponible en el ámbito no lingüístico. La habilidad no lingüística para reificar los objetos del pensamiento se realiza al comprender los principios de orden superior que regulan el objeto como un todo. Captar la cohesión del objeto, la tendencia a seguir un trayectoria cuando se esta movimiento y otros principios similares de orden superior que psicólogos del desarrollo demostraron que están presentes en los niños no lingüísticos, son formas de la reificación, comprender el objeto como un cuerpo todo, que no requieren de ninguna referencia lingüística o de cuantificación. Apoyándose en los datos experimentales de experimentos de deshabituación Bermúdez ilustra muy bien cómo las capacidades de reificación aparecen precozmente en el desarrollo cognitivo de los niños.</text:p>
      <text:p text:style-name="P5"><text:tab/></text:p>
      <text:p text:style-name="P2"><text:span text:style-name="T1"><text:tab/>El defecto del concepto de reificación es que sólo puede explicar qué tipo de pensamientos están disponibles en el nivel no lingüístico. Que no puede determinar el contenido exacto de los pensamientos en comportamientos individuales. El nivel epistemológico, por tanto, necesita un suplemento adicional que compensa este defecto. Bermúdez señala que, con el fin de dar cuenta de las dimensiones epistemológicas del pensamiento debemos determinar las distintas maneras en la que una criatura se aferra al objeto del pensamiento. La forma distinta, según Bermúdez, es el </text:span><text:span text:style-name="T3">modo de presentación</text:span><text:span text:style-name="T1"> del objeto. El modo de presentación sería suficiente como contenido que pueda ser aplicable en la explicación de símbolos (tokens) de comportamiento. El problema sigue siendo cómo individualizar el modo de </text:span><text:soft-page-break/><text:span text:style-name="T1">presentación. Bermúdez toma la reificación para explicar el componente nominativo de pensamiento (agarrar un objeto como un todo particular), pero no puede ayudar a determinar el modo de presentación (el componente predicativo del pensamiento).</text:span></text:p>
      <text:p text:style-name="P5"><text:bookmark text:name="result_box5"/><text:tab/></text:p>
      <text:p text:style-name="P2"><text:span text:style-name="T1"><text:tab/>En este caso, Bermúdez introduce el concepto de </text:span><text:span text:style-name="T3">proyectabilidad</text:span><text:span text:style-name="T1"> y sugiere que sirve como una forma de determinar el modo de presentación. En primer lugar, tenemos que dar una serie de posibles descripciones de la conducta de una manera que cada descripción comparta el componente nominativo y que sólo difiere en relación con el componente predicativo. Entonces, por el procedimiento de eliminación, por ejemplo, utilizando un diseño experimental adecuado, que debería acabar con la mas precisa, o la más proyectable, descripción del comportamiento. </text:span><text:bookmark text:name="result_box6"/><text:span text:style-name="T1">La descripción debe dar cuenta del contenido del modo de presentación de manera que se adapte a los propósitos epistemológicos de la teoría del pensamiento no lingüística pensamiento.</text:span></text:p>
      <text:p text:style-name="Standard"/>
      <text:p text:style-name="P5"><text:bookmark text:name="result_box7"/><text:tab/>Para completar su teoría positiva del pensamiento no-lingüísticos, Bermúdez procede a caracterizar la dimensión explicativa de la teoría. El autor analiza los tipos de habilidades y reglas de inferencia <text:s/>disponibles en el nivel no lingüísticos. Estos reglas son aplicables en la explicación psicológica del comportamiento de las criaturas no lingüísticas. Bermúdez muestra que las creencias instrumentales ofrecen un nivel de racionalidad que permite un pensamiento inferencial libre del contexto y supera los niveles de racionalidad de los análisis de la conducta costo-beneficio en la comportamiento de los animales. Este último tipo de racionalidad no requiere un pensamiento genuino pero sólo se puede seguir algunos patrones de comportamiento <text:span text:style-name="T7">innato (hard-wired)</text:span>. Está ligado al contexto y a la información perceptual como en el enfoque minimalista del pensamiento no lingüístico.</text:p>
      <text:p text:style-name="Standard"/>
      <text:p text:style-name="P5"><text:bookmark text:name="result_box8"/><text:tab/>En el nivel de las creencias instrumentales, una forma de negación está disponible en forma de dominio de conceptos contrarios como "presente" y "ausente" y "lo mismo" y "diferentes". Los animales presentan este tipo de habilidad, por ejemplo, al inferir de la presencia de sus congéneres de la ausencia de los depredadores. Bermúdez bien demuestra que este tipo de negación es la negación del predicado ("Sócrates es ignorante") en oposición a la negación de la oracional ("No es el caso de que Sócrates es sabio"), siguiendo la famosa distinción aristotélica. La negación del predicado no requiere del lenguaje pero si la negación de la oracional. También se requiere, de acuerdo con Bermúdez, tomar un pensamiento como un objeto de pensamiento y de acuerdo con Bermúdez esto no es posible en el nivel no lingüístico (véase la sección 3). </text:p>
      <text:p text:style-name="P5"/>
      <text:p text:style-name="P5"><text:tab/>Los animales también recogen regularidades en secuencias de eventos, y ofrece esta una manera de pensar condicional. Las regularidades, ya sea en forma absoluta o probabilística, ofrecen un rudimentario concepto de causación que es de naturaleza no lingüística. En su conjunto, protonegation y protocausation, los cuales ocurren en pensamiento instrumental no lingüistico, soporta tres formas de reglas lógicas de inferencia: el modus ponens, modus tollen y el silogismo disyuntivo. Las explicaciones psicológicas del pensamiento no lingüístico debe aplicar estas tres reglas de inferencia.</text:p>
      <text:p text:style-name="Standard"/>
      <text:p text:style-name="P2"><text:tab/>Lo que se presento arriba es en forma concentrada la teoría positiva del pensamiento no lingüístico de Bermudez. No tengo ninguna queja sobre en lo que a la mayoría de estos aspectos conciernen. <text:bookmark text:name="result_box9"/><text:span text:style-name="T1">Por el contrario, Bermúdez ha esperado mucho tiempo para tener esto listo, a saber, que amplía el alcance del pensamiento no lingüístico en la filosofía analítica. Lo que construye es fuerte y muy interesante, y se encuentra sobre un base firme tanto conceptual como empirica. Sin embargo, no estoy muy seguro de si se llega tan lejos como debería. El hace que los aspectos negativos de la teoría parezcan contradictorios con algunos datos existentes sobre el pensamiento no lingüístico.</text:span></text:p>
      <text:p text:style-name="P7"><text:soft-page-break/></text:p>
      <text:p text:style-name="P8"><text:span text:style-name="T4">3 Bermúdez en los limites del pensamiento sin lenguaje</text:span><text:span text:style-name="T1"> </text:span></text:p>
      <text:p text:style-name="P5"/>
      <text:p text:style-name="P2"><text:span text:style-name="T1"><text:tab/>En los capítulos 8 y 9 Bermúdez coloca los limites del pensamiento no lingüístico. Su principal </text:span><text:span text:style-name="T1">argumento es que el pensamiento meta-representacional, o en palabras de Bermúdez “ascenso intencional (intentional asecent)”, depende del lenguaje</text:span><text:span text:style-name="T1"><text:note text:id="ftn5" text:note-class="footnote"><text:note-citation>5</text:note-citation><text:note-body><text:p text:style-name="P11"><text:s/>Usare los términos “pensamiento meta-representacional (metarepresentational thought)”, “ascención intencional (intentional ascent)”, “pensamiento de orden superior (higher-order thought)”, “dinamica cognitiva de segundo orden <text:s/>(second-order cognitive dynamics)”, “meta-cognución (metacognition)” en buena medida intercambiables. </text:p></text:note-body></text:note></text:span><text:span text:style-name="T1">. Mas específicamente, para que el pensamiento meta-representacinal o ascenso intencional sea posible, un pensamiento (de primer orden) requiere de un vehículo adecuado para que pueda tener lugar en la mente así un pensamiento (de orden superior) puede ser dirigido a el. Además, solo el lenguaje provee este tipo de vehículo, lo que hace pensar que el pensamiento meta-representacional es posible, el “ascenso intencioanl” requiere “el ascenso semántico”.</text:span></text:p>
      <text:p text:style-name="P5"/>
      <text:p text:style-name="P5"><text:tab/> Como única alternativa imaginable del vehículo adecuado, Bermúdez considera los “modelos mentales” de Johnson-Laird's para explicar el pensamiento y lo teoria de los mapas mentales de Braddon-Micchel y Jackson's (y similares). Estas teorías toman el pensamiento no como un tipo de lenguaje sino más bien como de forma gráfica, es decir un isomorfismo es lo que se representa. El problema, de acuerdo con Bermúdez, se refiere a la estructuración de los modelos mentales que permiten hacer inferencias y su evaluación: “Sus (modelos mentales y mapas mentales) estructuras son derivadas. Se derivan de las premisas que se están modelando. Los modelos se construyen a partir componentes y propiedades que figuran en las premisas que se están modelando. Y estas premisas son, por supuesto, entidades lingüísticas” (p. 163). Por lo tanto, los modelos mentales se pueden conectar entre sí sólo de manera proposicional. Por lo tanto, la teoría de modelos mentales en última instancia, se derrumba en una forma especial de pensamiento lingüístico. Bermúdez insiste en que los vehículos del pensamiento meta- representacional en todas sus formas pueden estar disponibles sólo con las criaturas que usan lenguaje porque esta no es una alternativa no lingüísticas disponibles como un vehículo para tales pensamientos.</text:p>
      <text:p text:style-name="P4"/>
      <text:p text:style-name="P5"><text:bookmark text:name="result_box10"/><text:tab/>No veo por qué el pensamiento imaginista se deriva del pensamiento proposicional o pictórico compuesta de entidades lingüísticas, como Bermúdez mantiene, en lugar de al revés. Más encima, yo en particular no veo por qué pensaba que el pensamiento metarrepresentacional al que Bermúdez se refiere aquí sólo pensamiento inferencial. ¿Por qué toda la dinámica cognitiva de segundo orden implican relaciones inferenciales? Dejando de lado estas cuestiones, creo que Bermúdez no agota las alternativas. Más precisamente, Bermúdez admite que hay pensamientos meta-representacionales que tiene sensaciones e imágenes mentales como objetos, pero el no considerar las sensaciones y las imágenes mentales como instancias de pensamiento genuino. El piensa que "no somos [...] siempre conscientes de los pensamientos proposicionales que tienen vehículos lingüísticos" (p. 160). Restringiendo el alcance del pensamiento por este camino, sin embargo, Bermúdez no deja lugar a pensar que no tiene una estructura proposicional que implica, por ejemplo, sólo los componentes nominativas y predicativos como en su propia teoría del pensamiento no lingüístico. Volveré a esto con más detalle en la sección 4.</text:p>
      <text:p text:style-name="P5"/>
      <text:p text:style-name="P2"><text:span text:style-name="T1"><text:tab/></text:span>Bermúdez señala con razón que el pensamiento meta-representacional no es un fenómeno monolítico. El lista tres formas de ascenso intencional explicito. Dos de ellos, creencias de segundo orden y deseos de segundo orden, son intrasubjetivo, dirigidas a las propias creencias y deseos. La tercera forma de ascenso intencional explicito, teoría de la mente (TOM), es intersubjetivo y necesario para entender otros<text:note text:id="ftn6" text:note-class="footnote"><text:note-citation>6</text:note-citation><text:note-body><text:p text:style-name="P10"><text:s/>Creo que es mas correcto tomar una habilidad de pensamiento meta-representacional explicito que esta detras de estas formas (Carruthers 2000a) y hablar sobre dos formas de aplicación es decir inter-subjetiva y intra-subjetiva.</text:p></text:note-body></text:note>. Ademas de estas formas explicitas ascendentes, Bermúdez sostiene <text:span text:style-name="T1">que hay varias formas de </text:span><text:soft-page-break/><text:span text:style-name="T1">ascenso </text:span><text:span text:style-name="T1">intencional implícito.</text:span><text:span text:style-name="T1"> Todos ellos implican modos de pensamiento complejo compuesto </text:span><text:span text:style-name="T1">donde pensamientos enteros </text:span><text:span text:style-name="T1">son objeto de </text:span><text:span text:style-name="T1">mas pensamientos.</text:span><text:span text:style-name="T1"> Pensamientos de este tipo </text:span><text:span text:style-name="T1">incluyen no solo pensamientos funcionales verdaderos</text:span><text:span text:style-name="T1"> ("es cierto que..."/"es falso que...") sino que también implican pensamientos modales, adverbiales y tens</text:span><text:span text:style-name="T1">os</text:span><text:span text:style-name="T1">. </text:span><text:bookmark text:name="result_box11"/><text:span text:style-name="T1">Todos estos </text:span><text:span text:style-name="T1">toman</text:span><text:span text:style-name="T1"> un pensamiento como el objeto de </text:span><text:span text:style-name="T1">los </text:span><text:span text:style-name="T1">siguientes pensamientos</text:span><text:span text:style-name="T1">. Es posible contra argumentar que estas no son formas de </text:span><text:span text:style-name="T1">pensamiento </text:span><text:span text:style-name="T1">meta</text:span><text:span text:style-name="T1">-</text:span><text:span text:style-name="T1">representationa</text:span><text:span text:style-name="T1">l</text:span><text:span text:style-name="T1"> porque se refieren a los estados de cosas en lugar de l</text:span><text:span text:style-name="T1">os pensamientos mismo</text:span><text:span text:style-name="T1">s. </text:span><text:span text:style-name="T1">Pero</text:span><text:span text:style-name="T1"> Bermúdez </text:span><text:span text:style-name="T1">replica</text:span><text:span text:style-name="T1"> que, además de ser unos estados de cosas, los pensamientos </text:span><text:span text:style-name="T1">deben incluir</text:span><text:span text:style-name="T1"> una forma implícita de </text:span><text:span text:style-name="T1">pensamiento de orden superior</text:span><text:span text:style-name="T1"> para la evaluación de su contenido </text:span><text:span text:style-name="T1">que es posible</text:span><text:span text:style-name="T1">. A menos que el pensamiento es la primera tomada como una verdad </text:span><text:span text:style-name="T1">d</text:span><text:span text:style-name="T1">el portador </text:span><text:span text:style-name="T1">tal</text:span><text:span text:style-name="T1"> como pensamiento, podríamos </text:span><text:span text:style-name="T1">no evaluar</text:span><text:span text:style-name="T1"> si es verdadera o falsa.</text:span></text:p>
      <text:p text:style-name="P2">A menos que este siendo tomando primero el pensamiento como un portador de verdad tanto como pensamiento, nosotros no evaluamos si esto es verdad o mentira.</text:p>
      <text:p text:style-name="Standard"/>
      <text:p text:style-name="P2">Todo esto tiene la obvia implicación de que las criaturas que no tienen capacidades lingüísticas son incapaces de pensamientos meta-representacionales. Estas criaturas incluyen la mayoría de mamíferos y aves y los miembros de nuestra especies privados de las capacidades lingüísticas como los niños y afásicos.</text:p>
      <text:p text:style-name="P2"/>
      <text:p text:style-name="P2">4. Is there Non-linguistic Metarepresentational Thought after All?</text:p>
      <text:p text:style-name="P2"/>
      <text:p text:style-name="P2">Bermúdez puts forward his argument as a transcendental argument: in the absence of any </text:p>
      <text:p text:style-name="P2">other kind of vehicle for meta-representational thought, such thinking is available only to </text:p>
      <text:p text:style-name="P2">linguistic creatures. But, in the general spirit of the philosophical naturalism advocated by </text:p>
      <text:p text:style-name="P2">Bermúdez, the argument that intentional ascent requires semantic ascent should also </text:p>
      <text:p text:style-name="P2">consult the empirical data that is available. Bermúdez does adduce some empirical data; </text:p>
      <text:p text:style-name="P2">he deals with the debate of TOM in non-human apes and monkeys (baboons) and </text:p>
      <text:p text:style-name="P2">concedes that the general opinion is on the side of the supporters of TOM in apes and </text:p>
      <text:p text:style-name="P2">baboons. Nevertheless, he adheres, in a spirit akin to Morgan’s Canon, to a more </text:p>
      <text:p text:style-name="P2">parsimonious interpretation of this data, according to which the existence of TOM in non- </text:p>
      <text:p text:style-name="P2">linguistic animals is dubious and the data explicable by mere abilities of detecting </text:p>
      <text:p text:style-name="P2">perceptual states such as gaze-direction. </text:p>
      <text:p text:style-name="P2"><text:s text:c="8"/>It is true that experiments with apes and baboons have not succeeded in settling </text:p>
      <text:p text:style-name="P2">the issue definitively. However, there are data bearing on the issue that he seems to </text:p>
      <text:p text:style-name="P2">overlook. First, there are experiments that suggest infants have the ability to recognise the </text:p>
      <text:p text:style-name="P2">intentions of others at the age of no more than 14 months (Meltzoff et al, 1995; Call et al, </text:p>
      <text:p text:style-name="P2">2004). If infants see adults failing in a simple task, the infants imitate the actions not as </text:p>
      <text:p text:style-name="P2">they were performed but as they were clearly intended to be performed. Second, there is a </text:p>
      <text:p text:style-name="P2">recently reviewed literature on uncertainty monitoring that suggests that non-linguistic </text:p>
      <text:p text:style-name="P2">animals possess some form of metarepresentational thought (Smith et al 2003). Smith et </text:p>
      <text:p text:style-name="P2">al concede that it might seem more parsimonious to interpret their data in non- </text:p>
      <text:p text:style-name="P2">metarepresentational terms, but they argue that such interpretations are not, in fact more </text:p>
      <text:p text:style-name="P2">parsimonious. The reason for this is that they are compelled to postulate different kinds of </text:p>
      <text:p text:style-name="P2">mechanisms underlying the performances of humans and animals even when those </text:p>
      <text:p text:style-name="P2">performances are very similar. One could say that there is a beginning of a metacognitive </text:p>
      <text:p text:style-name="P2">turn, and return to the Morgan’s Canon is not possible in the case of metacognition, as in </text:p>
      <text:p text:style-name="P2">the case of cognition in general. </text:p>
      <text:p text:style-name="P2"><text:s text:c="8"/>One must concede that these data are suggestive rather than conclusive. But there </text:p>
      <text:p text:style-name="P2"><text:soft-page-break/>seem to be yet further empirical data that are more compelling. Peter Carruthers changed </text:p>
      <text:p text:style-name="P2">his mind (from his 1996 to his 2000a) concerning whether higher-order thought is </text:p>
      <text:p text:style-name="P2">language-bound on the basis of data provided by Rosemary Varley’s (1998) experiments </text:p>
      <text:p text:style-name="P2">with a-grammatic aphasic patient SA. Patient SA passed the non-linguistic version of </text:p>
      <text:p text:style-name="P2">false-belief test administered by Varley (the Smarties test).5 The evidence on aphasics </text:p>
      <text:p text:style-name="P2">seems, eventually, compelling enough to question the slogan “intentional ascent requires </text:p>
      <text:p text:style-name="P2">semantic ascent”6. The fact that the first data was obtained using notes containing single </text:p>
      <text:p text:style-name="P2">words hints at the use of language. Nevertheless, this cannot be language in the sense of </text:p>
      <text:p text:style-name="P2">Bermúdez that requires a sentential structure. Rather, it appears to be an example of </text:p>
      <text:p text:style-name="P2">thinking with a nominative component and a predicative component – an example that </text:p>
      <text:p text:style-name="P2">Bermúdez himself gives of non-linguistic thought. It seems that this level of thought is </text:p>
      <text:p text:style-name="P2">enough for being capable of forming judgments about other peoples’ beliefs.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1.799cm" fo:margin-bottom="1.799cm" fo:margin-left="1.799cm" fo:margin-right="1.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31T21:50:51</meta:creation-date>
    <dc:date>2012-01-09T17:26:51</dc:date>
    <meta:editing-duration>P1DT17H31M22S</meta:editing-duration>
    <meta:editing-cycles>46</meta:editing-cycles>
    <meta:generator>LibreOffice/3.3$Unix LibreOffice_project/330m19$Build-8</meta:generator>
    <meta:print-date>2012-01-01T21:58:18</meta:print-date>
    <meta:document-statistic meta:table-count="0" meta:image-count="0" meta:object-count="0" meta:page-count="7" meta:paragraph-count="78" meta:word-count="3868" meta:character-count="25462"/>
  </office:meta>
</office:document-meta>
</file>